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1cm" fo:margin-left="0cm" fo:break-before="page" table:align="left"/>
    </style:style>
    <style:style style:name="Tabelle2.A" style:family="table-column">
      <style:table-column-properties style:column-width="7.904cm"/>
    </style:style>
    <style:style style:name="Tabelle2.B" style:family="table-column">
      <style:table-column-properties style:column-width="9.107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.011cm" fo:margin-left="0cm" fo:break-before="page" table:align="left"/>
    </style:style>
    <style:style style:name="Tabelle3.A" style:family="table-column">
      <style:table-column-properties style:column-width="8.505cm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1pt" officeooo:paragraph-rsid="01e58cf0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b0db6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e2fca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df987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paragraph-rsid="01e3f96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paragraph-rsid="01e58cf0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officeooo:paragraph-rsid="01e6dde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2fcad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58cf0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fo:font-weight="bold" officeooo:paragraph-rsid="01e6dde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officeooo:paragraph-rsid="01e3f965" style:font-size-asian="11pt" style:font-size-complex="11pt"/>
    </style:style>
    <style:style style:name="P17" style:family="paragraph" style:parent-style-name="Standard">
      <style:text-properties officeooo:paragraph-rsid="01df987b"/>
    </style:style>
    <style:style style:name="P18" style:family="paragraph" style:parent-style-name="Standard">
      <style:text-properties officeooo:paragraph-rsid="01e58cf0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9bf09" style:font-size-asian="10pt" style:font-style-asian="normal" style:font-size-complex="10pt" style:font-style-complex="normal"/>
    </style:style>
    <style:style style:name="P20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e58cf0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1pt" officeooo:paragraph-rsid="01e58cf0" style:font-size-asian="11pt" style:font-size-complex="11pt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2fcad"/>
    </style:style>
    <style:style style:name="T2" style:family="text">
      <style:text-properties officeooo:rsid="015f19d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1e2fcad" style:font-style-asian="italic" style:font-style-complex="italic"/>
    </style:style>
    <style:style style:name="T5" style:family="text">
      <style:text-properties officeooo:rsid="01e58cf0"/>
    </style:style>
    <style:style style:name="T6" style:family="text">
      <style:text-properties officeooo:rsid="01cdb0b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e2fcad" style:font-weight-asian="bold" style:font-weight-complex="bold"/>
    </style:style>
    <style:style style:name="T9" style:family="text">
      <style:text-properties fo:font-weight="bold" officeooo:rsid="01e6dde8" style:font-weight-asian="bold" style:font-weight-complex="bold"/>
    </style:style>
    <style:style style:name="T10" style:family="text">
      <style:text-properties fo:font-weight="bold" officeooo:rsid="01e3f965" style:font-weight-asian="bold" style:font-weight-complex="bold"/>
    </style:style>
    <style:style style:name="T11" style:family="text">
      <style:text-properties officeooo:rsid="00840c4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cdb0b8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import pm.gamewindow.*;</text:p>
            <text:p text:style-name="P6"/>
            <text:p text:style-name="P6">class Sprite</text:p>
            <text:p text:style-name="P6">{</text:p>
            <text:p text:style-name="P6"><text:s text:c="3"/>double x, y;</text:p>
            <text:p text:style-name="P6"><text:s text:c="3"/>double richtung;</text:p>
            <text:p text:style-name="P6"><text:s text:c="3"/>double speed;</text:p>
            <text:p text:style-name="P6"><text:s text:c="3"/>GameImage image;</text:p>
            <text:p text:style-name="P6"/>
            <text:p text:style-name="P6"><text:s text:c="3"/>...</text:p>
            <text:p text:style-name="P6"/>
            <text:p text:style-name="P6"><text:s text:c="3"/><text:span text:style-name="T7">double</text:span> getX()</text:p>
            <text:p text:style-name="P6"><text:s text:c="3"/>{</text:p>
            <text:p text:style-name="P6"><text:s text:c="6"/><text:span text:style-name="T7">return</text:span> x;</text:p>
            <text:p text:style-name="P6"><text:s text:c="3"/>}</text:p>
            <text:p text:style-name="P6"/>
            <text:p text:style-name="P6"><text:s text:c="3"/><text:span text:style-name="T7">double</text:span> getY()</text:p>
            <text:p text:style-name="P6"><text:s text:c="3"/>{</text:p>
            <text:p text:style-name="P6"><text:s text:c="6"/><text:span text:style-name="T7">return</text:span> y;</text:p>
            <text:p text:style-name="P6"><text:s text:c="3"/>}</text:p>
            <text:p text:style-name="P6"/>
            <text:p text:style-name="P6"><text:s text:c="3"/><text:span text:style-name="T7">int</text:span> getWidth()</text:p>
            <text:p text:style-name="P6"><text:s text:c="3"/>{</text:p>
            <text:p text:style-name="P6"><text:s text:c="6"/><text:span text:style-name="T7">return</text:span> image.getWidth();</text:p>
            <text:p text:style-name="P6"><text:s text:c="3"/>}</text:p>
            <text:p text:style-name="P6"/>
            <text:p text:style-name="P6"><text:s text:c="3"/><text:span text:style-name="T7">int</text:span> getHeight()</text:p>
            <text:p text:style-name="P6"><text:s text:c="3"/>{</text:p>
            <text:p text:style-name="P6"><text:s text:c="6"/><text:span text:style-name="T7">return</text:span> image.getHeight();</text:p>
            <text:p text:style-name="P6"><text:s text:c="3"/>}</text:p>
            <text:p text:style-name="P6"><text:s text:c="3"/>...</text:p>
          </table:table-cell>
          <table:table-cell table:style-name="Tabelle2.A1" office:value-type="string">
            <text:p text:style-name="P7"><text:span text:style-name="T1">v</text:span>oid aufgabe1()</text:p>
            <text:p text:style-name="P7">{</text:p>
            <text:p text:style-name="P8"><text:s text:c="3"/>sp1.setPosition(</text:p>
            <text:p text:style-name="P8"><text:s text:c="6"/>window.getWidth( ) / 2 -</text:p>
            <text:p text:style-name="P8"><text:s text:c="9"/><text:span text:style-name="T7">sp1.getWidth()</text:span> <text:s/>/ 2,</text:p>
            <text:p text:style-name="P8"><text:s text:c="6"/>window.getHeight() / 2 -</text:p>
            <text:p text:style-name="P8"><text:s text:c="9"/><text:span text:style-name="T7">sp1.getHeight()</text:span> / 2);</text:p>
            <text:p text:style-name="P7"><text:s text:c="3"/>sp1.setSpeed(10);</text:p>
            <text:p text:style-name="P7"/>
            <text:p text:style-name="P7"><text:s text:c="3"/>while (true)</text:p>
            <text:p text:style-name="P7"><text:s text:c="3"/>{</text:p>
            <text:p text:style-name="P8"><text:s text:c="6"/>if (window.isKeyDown(</text:p>
            <text:p text:style-name="P8"><text:s text:c="13"/>KeyEvent.VK_RIGHT))</text:p>
            <text:p text:style-name="P7"><text:s text:c="6"/>{</text:p>
            <text:p text:style-name="P7"><text:s text:c="9"/>sp1.setRichtung(0);</text:p>
            <text:p text:style-name="P7"><text:s text:c="9"/>sp1.bewege();</text:p>
            <text:p text:style-name="P7"><text:s text:c="6"/>}</text:p>
            <text:p text:style-name="P7"/>
            <text:p text:style-name="P7"><text:s text:c="6"/><text:span text:style-name="T3">// ... </text:span><text:span text:style-name="T4">und entsprechend für </text:span></text:p>
            <text:p text:style-name="P13"><text:s text:c="6"/>// <text:span text:style-name="T1">LEFT, UP und DOWN ...</text:span></text:p>
            <text:p text:style-name="P7"/>
            <text:p text:style-name="P7"><text:s text:c="6"/><text:span text:style-name="T7">if (sp1.getX() &lt; 0)</text:span></text:p>
            <text:p text:style-name="P7"><text:s text:c="6"/>{</text:p>
            <text:p text:style-name="P7"><text:s text:c="9"/>sp1.setX(0);</text:p>
            <text:p text:style-name="P7"><text:s text:c="6"/>}</text:p>
            <text:p text:style-name="P12"><text:s text:c="6"/><text:span text:style-name="T7">if (sp1.getX() </text:span><text:span text:style-name="T8">&gt;</text:span></text:p>
            <text:p text:style-name="P15"><text:s text:c="13"/>window.getWidth() -</text:p>
            <text:p text:style-name="P15"><text:s text:c="16"/>sp1.getWidth())</text:p>
            <text:p text:style-name="P7"><text:s text:c="6"/>{</text:p>
            <text:p text:style-name="P8"><text:s text:c="9"/>sp1.setX(window.getWidth() -</text:p>
            <text:p text:style-name="P8"><text:s text:c="21"/>sp1.getWidth());</text:p>
            <text:p text:style-name="P7"><text:s text:c="6"/>}</text:p>
            <text:p text:style-name="P7"><text:s text:c="6"/><text:span text:style-name="T7">if (sp1.getY() &lt; 0)</text:span></text:p>
            <text:p text:style-name="P7"><text:s text:c="6"/>{</text:p>
            <text:p text:style-name="P7"><text:s text:c="9"/>sp1.setY(0);</text:p>
            <text:p text:style-name="P7"><text:s text:c="6"/>}</text:p>
            <text:p text:style-name="P12"><text:s text:c="6"/><text:span text:style-name="T7">if (sp1.getY() </text:span><text:span text:style-name="T9">&gt;</text:span></text:p>
            <text:p text:style-name="P15"><text:s text:c="13"/>window.getHeight() -</text:p>
            <text:p text:style-name="P15"><text:s text:c="16"/>sp1.getHeight())</text:p>
            <text:p text:style-name="P7"><text:s text:c="6"/>{</text:p>
            <text:p text:style-name="P8"><text:s text:c="9"/>sp1.setY(window.getHeight() -</text:p>
            <text:p text:style-name="P8"><text:s text:c="21"/>sp1.getHeight());</text:p>
            <text:p text:style-name="P7"><text:s text:c="6"/>}</text:p>
            <text:p text:style-name="P7"/>
            <text:p text:style-name="P7"><text:s text:c="6"/>window.clear();</text:p>
            <text:p text:style-name="P7"><text:s text:c="6"/>sp1.draw(window);</text:p>
            <text:p text:style-name="P7"><text:s text:c="6"/>window.paintFrame();</text:p>
            <text:p text:style-name="P7"><text:s text:c="3"/><text:span text:style-name="T1">}</text:span></text:p>
            <text:p text:style-name="P7">}</text:p>
          </table:table-cell>
        </table:table-row>
      </table:table>
      <text:p text:style-name="P4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9">void aufgabe2()</text:p>
            <text:p text:style-name="P9">{</text:p>
            <text:p text:style-name="P9"><text:s text:c="3"/>sp1.setPosition(100, 100);</text:p>
            <text:p text:style-name="P10"><text:s text:c="3"/>sp2.setPosition(</text:p>
            <text:p text:style-name="P10"><text:s text:c="6"/>window.getWidth() -</text:p>
            <text:p text:style-name="P10"><text:s text:c="6"/><text:span text:style-name="T7">sp2.getWidth()</text:span> - 100, 100);</text:p>
            <text:p text:style-name="P10"><text:s text:c="3"/>sp3.setPosition(</text:p>
            <text:p text:style-name="P10"><text:s text:c="6"/>window.getWidth() -</text:p>
            <text:p text:style-name="P10"><text:s text:c="6"/><text:span text:style-name="T7">sp3.getWidth()</text:span> - 100,</text:p>
            <text:p text:style-name="P10"><text:s text:c="6"/>window.getHeight() -</text:p>
            <text:p text:style-name="P10"><text:s text:c="6"/><text:span text:style-name="T7">sp3.getHeight()</text:span> - 100);</text:p>
            <text:p text:style-name="P10"><text:s text:c="3"/>sp4.setPosition(100,</text:p>
            <text:p text:style-name="P10"><text:s text:c="6"/>window.getHeight() -</text:p>
            <text:p text:style-name="P10"><text:s text:c="6"/><text:span text:style-name="T7">sp4.getHeight()</text:span> - 100);</text:p>
            <text:p text:style-name="P9"/>
            <text:p text:style-name="P10"><text:s text:c="3"/>sp1.setSpeed(10);</text:p>
            <text:p text:style-name="P12"><text:s text:c="3"/>sp2.setSpeed(10);</text:p>
            <text:p text:style-name="P12"><text:s text:c="3"/>sp3.setSpeed(10);</text:p>
            <text:p text:style-name="P12"><text:s text:c="3"/>sp4.setSpeed(10);</text:p>
            <text:p text:style-name="P12"/>
            <text:p text:style-name="P12"><text:s text:c="3"/>sp1.setRichtung(0);</text:p>
            <text:p text:style-name="P10"><text:s text:c="3"/>sp2.setRichtung(90);</text:p>
            <text:p text:style-name="P10"><text:s text:c="3"/>sp3.setRichtung(180);</text:p>
            <text:p text:style-name="P10"><text:s text:c="3"/>sp4.setRichtung(270);</text:p>
            <text:p text:style-name="P9"/>
            <text:p text:style-name="P9"><text:s text:c="3"/>while (true)</text:p>
            <text:p text:style-name="P9"><text:s text:c="3"/>{</text:p>
            <text:p text:style-name="P9"><text:s text:c="6"/>sp1.bewege();</text:p>
            <text:p text:style-name="P9"><text:s text:c="6"/>sp2.bewege();</text:p>
            <text:p text:style-name="P9"><text:s text:c="6"/>sp3.bewege();</text:p>
            <text:p text:style-name="P9"><text:s text:c="6"/>sp4.bewege();</text:p>
            <text:p text:style-name="P9"/>
            <text:p text:style-name="P12"><text:s text:c="6"/><text:span text:style-name="T7">if (sp1.getX() &lt; 0)</text:span></text:p>
            <text:p text:style-name="P12"><text:s text:c="6"/>{</text:p>
            <text:p text:style-name="P12"><text:s text:c="9"/>sp1.setRichtung(0);</text:p>
            <text:p text:style-name="P12"><text:s text:c="6"/>}</text:p>
            <text:p text:style-name="P12"><text:s text:c="6"/><text:span text:style-name="T7">if (sp1.getX() </text:span><text:span text:style-name="T9">&gt;</text:span></text:p>
            <text:p text:style-name="P15"><text:s text:c="13"/>window.getWidth() -</text:p>
            <text:p text:style-name="P15"><text:s text:c="16"/>sp1.getWidth())</text:p>
            <text:p text:style-name="P9"><text:s text:c="6"/>{</text:p>
            <text:p text:style-name="P9"><text:s text:c="9"/>sp1.setRichtung(180);</text:p>
            <text:p text:style-name="P9"><text:s text:c="6"/>}</text:p>
            <text:p text:style-name="P9"/>
            <text:p text:style-name="P12"><text:s text:c="6"/><text:span text:style-name="T7">if (sp3.getX() &lt; 0)</text:span></text:p>
            <text:p text:style-name="P12"><text:s text:c="6"/>{</text:p>
            <text:p text:style-name="P12"><text:s text:c="9"/>sp3.setRichtung(0);</text:p>
            <text:p text:style-name="P12"><text:s text:c="6"/>}</text:p>
            <text:p text:style-name="P12"><text:s text:c="6"/><text:span text:style-name="T7">if (sp3.getX() </text:span><text:span text:style-name="T9">&gt;</text:span></text:p>
            <text:p text:style-name="P15"><text:s text:c="13"/>window.getWidth() -</text:p>
            <text:p text:style-name="P15"><text:s text:c="16"/>sp3.getWidth())</text:p>
            <text:p text:style-name="P9"><text:s text:c="6"/>{</text:p>
            <text:p text:style-name="P9"><text:s text:c="9"/>sp3.setRichtung(180);</text:p>
            <text:p text:style-name="P9"><text:s text:c="6"/>}</text:p>
            <text:p text:style-name="P10"><text:s text:c="6"/></text:p>
          </table:table-cell>
          <table:table-cell table:style-name="Tabelle3.A1" office:value-type="string">
            <text:p text:style-name="P9"/>
            <text:p text:style-name="P12"><text:s text:c="6"/><text:span text:style-name="T10">i</text:span><text:span text:style-name="T7">f (sp2.getY() &lt; 0)</text:span></text:p>
            <text:p text:style-name="P12"><text:s text:c="6"/>{</text:p>
            <text:p text:style-name="P12"><text:s text:c="9"/>sp2.setRichtung(90);</text:p>
            <text:p text:style-name="P12"><text:s text:c="6"/>}</text:p>
            <text:p text:style-name="P12"><text:s text:c="6"/><text:span text:style-name="T7">if (sp2.getY() </text:span><text:span text:style-name="T9">&gt;</text:span></text:p>
            <text:p text:style-name="P15"><text:s text:c="13"/>window.getHeight() -</text:p>
            <text:p text:style-name="P15"><text:s text:c="16"/>sp2.getHeight() )</text:p>
            <text:p text:style-name="P16"><text:s text:c="6"/>{</text:p>
            <text:p text:style-name="P10"><text:s text:c="9"/>sp2.setRichtung(270);</text:p>
            <text:p text:style-name="P10"><text:s text:c="6"/>}</text:p>
            <text:p text:style-name="P12"/>
            <text:p text:style-name="P12"><text:s text:c="6"/><text:span text:style-name="T7">if (sp4.getY() &lt; 0)</text:span></text:p>
            <text:p text:style-name="P12"><text:s text:c="6"/>{</text:p>
            <text:p text:style-name="P12"><text:s text:c="9"/>sp4.setRichtung(90);</text:p>
            <text:p text:style-name="P12"><text:s text:c="6"/>}</text:p>
            <text:p text:style-name="P12"><text:s text:c="6"/><text:span text:style-name="T7">if (sp4.getY() </text:span><text:span text:style-name="T9">&gt;</text:span></text:p>
            <text:p text:style-name="P15"><text:s text:c="13"/>window.getHeight() -</text:p>
            <text:p text:style-name="P15"><text:s text:c="16"/>sp4.getHeight())</text:p>
            <text:p text:style-name="P10"><text:s text:c="6"/>{</text:p>
            <text:p text:style-name="P10"><text:s text:c="9"/>sp4.setRichtung(270);</text:p>
            <text:p text:style-name="P10"><text:s text:c="6"/>}</text:p>
            <text:p text:style-name="P10"><text:s text:c="12"/></text:p>
            <text:p text:style-name="P10"><text:s text:c="6"/>window.clear();</text:p>
            <text:p text:style-name="P10"><text:s text:c="6"/>sp1.draw(window);</text:p>
            <text:p text:style-name="P10"><text:s text:c="6"/>sp2.draw(window);</text:p>
            <text:p text:style-name="P10"><text:s text:c="6"/>sp3.draw(window);</text:p>
            <text:p text:style-name="P10"><text:s text:c="6"/>sp4.draw(window);</text:p>
            <text:p text:style-name="P10"><text:s text:c="6"/>window.paintFrame();</text:p>
            <text:p text:style-name="P10"><text:s text:c="3"/>}</text:p>
            <text:p text:style-name="P9">}</text:p>
          </table:table-cell>
        </table:table-row>
      </table:table>
      <text:p text:style-name="P17"/>
      <text:p text:style-name="P18"/>
      <text:p text:style-name="P20">void aufgabe3()</text:p>
      <text:p text:style-name="P11">{</text:p>
      <text:p text:style-name="P11"><text:s text:c="3"/>sp1.setPosition(</text:p>
      <text:p text:style-name="P11"><text:s text:c="6"/>window.getWidth() <text:s/>/ 2 – <text:span text:style-name="T7">sp1.getWidth()</text:span> <text:s/>/ 2, </text:p>
      <text:p text:style-name="P11"><text:s text:c="6"/>window.getHeight() / 2 - <text:span text:style-name="T7">sp1.getHeight()</text:span> / 2);</text:p>
      <text:p text:style-name="P11"/>
      <text:p text:style-name="P14"><text:s text:c="3"/>// <text:span text:style-name="T5">ebenso für die anderen Sprites</text:span></text:p>
      <text:p text:style-name="P11"/>
      <text:p text:style-name="P11"><text:s text:c="3"/>sp1.setSpeed(10);</text:p>
      <text:p text:style-name="P11"><text:s text:c="3"/>sp2.setSpeed(8);</text:p>
      <text:p text:style-name="P11"><text:s text:c="3"/>sp3.setSpeed(6);</text:p>
      <text:p text:style-name="P11"><text:s text:c="3"/><text:span text:style-name="T5">s</text:span>p4.setSpeed(4);</text:p>
      <text:p text:style-name="P11"/>
      <text:p text:style-name="P11"><text:s text:c="3"/>while (true)</text:p>
      <text:p text:style-name="P11"><text:s text:c="3"/>{</text:p>
      <text:p text:style-name="P11"><text:s text:c="6"/><text:span text:style-name="T5">s</text:span>p1.dreheZu(window.getMouseX(), window.getMouseY());</text:p>
      <text:p text:style-name="P11"><text:s text:c="6"/>sp2.dreheZu(<text:span text:style-name="T7">sp1.getX(), sp1.getY()</text:span>);</text:p>
      <text:p text:style-name="P11"><text:s text:c="6"/>sp3.dreheZu(<text:span text:style-name="T7">sp2.getX(), sp2.getY()</text:span>);</text:p>
      <text:p text:style-name="P11"><text:s text:c="6"/>sp4.dreheZu(<text:span text:style-name="T7">sp3.getX(), sp3.getY()</text:span>);</text:p>
      <text:p text:style-name="P11"><text:s text:c="12"/></text:p>
      <text:p text:style-name="P11"><text:s text:c="6"/>sp1.bewege();</text:p>
      <text:p text:style-name="P11"><text:s text:c="6"/>sp2.bewege();</text:p>
      <text:p text:style-name="P11"><text:s text:c="6"/>sp3.bewege();</text:p>
      <text:p text:style-name="P11"><text:s text:c="6"/>sp4.bewege();</text:p>
      <text:p text:style-name="P11"/>
      <text:p text:style-name="P11"><text:s text:c="6"/>window.clear();</text:p>
      <text:p text:style-name="P11"><text:s text:c="6"/>sp1.draw(window);</text:p>
      <text:p text:style-name="P11"><text:s text:c="6"/>sp2.draw(window);</text:p>
      <text:p text:style-name="P11"><text:s text:c="6"/>sp3.draw(window);</text:p>
      <text:p text:style-name="P11"><text:s text:c="6"/>sp4.draw(window);</text:p>
      <text:p text:style-name="P11"><text:s text:c="6"/>window.paintFrame();</text:p>
      <text:p text:style-name="P11"><text:s text:c="3"/>}</text:p>
      <text:p text:style-name="P11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0" draw:name="Form1" draw:style-name="gr1" draw:text-style-name="P22" svg:width="1.795cm" svg:height="0.63cm" svg:x="15.196cm" svg:y="0.229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2fcad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ückgabewert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50:13.908000000</dc:date>
    <meta:editing-duration>P4DT11H54M51S</meta:editing-duration>
    <meta:editing-cycles>343</meta:editing-cycles>
    <meta:generator>LibreOffice/6.2.5.2$Windows_X86_64 LibreOffice_project/1ec314fa52f458adc18c4f025c545a4e8b22c159</meta:generator>
    <meta:print-date>2020-02-27T15:21:11.827000000</meta:print-date>
    <meta:document-statistic meta:table-count="3" meta:image-count="0" meta:object-count="0" meta:page-count="3" meta:paragraph-count="181" meta:word-count="306" meta:character-count="3597" meta:non-whitespace-character-count="2412"/>
  </office:meta>
</office:document-meta>
</file>